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size="20pt" style:font-size-asian="20pt" style:font-size-complex="20pt" fo:language="en" fo:country="GB"/>
    </style:style>
    <style:style style:name="P2" style:parent-style-name="Normal" style:family="paragraph">
      <style:text-properties style:font-name="Times New Roman" style:font-name-complex="Times New Roman" fo:font-size="20pt" style:font-size-asian="20pt" style:font-size-complex="20pt" fo:language="en" fo:country="GB"/>
    </style:style>
    <style:style style:name="P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6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4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P5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6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5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8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5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P6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9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7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5" style:parent-style-name="DefaultParagraphFon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style:language-asian="en" style:country-asian="IN"/>
    </style:style>
    <style:style style:name="T7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0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8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4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8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8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8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2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9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6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9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4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0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8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1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2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1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6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1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20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2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22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12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2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2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2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27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2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29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13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3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3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3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3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3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3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3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3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3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4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4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4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4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4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4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4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4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4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4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5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5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5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5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5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5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5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5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5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5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6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6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6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6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6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6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6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6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6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6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7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7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7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7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7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7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7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7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7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7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8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8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8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8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8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8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8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8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8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8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9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9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9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9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9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9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9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9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9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9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0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0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0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0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04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0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0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0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08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20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1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1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12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21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14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1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1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1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1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19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2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2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2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23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22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2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2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2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2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2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3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31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3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3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3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3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3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3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3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3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4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4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42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4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4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4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46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24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4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4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50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25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52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5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5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5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57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5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5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6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61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26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6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6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6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6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6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6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69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7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7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7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7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7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7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7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7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7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7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80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8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8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8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84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28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8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8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88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28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9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9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9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9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9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9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9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9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9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99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30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0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0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0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0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0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0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07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0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0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1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1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1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1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1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1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1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1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18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1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2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2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22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32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2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2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26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32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28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2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3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3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3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3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3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3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3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37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33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3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4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4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4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4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4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4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4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4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4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4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5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5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5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5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5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56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5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5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5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60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36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6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64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36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66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6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6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6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7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71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7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7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7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75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37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7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7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7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8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8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8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8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8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8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8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8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8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8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9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9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9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9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9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95" style:parent-style-name="Normal" style:family="paragraph">
      <style:text-properties style:font-name="Times New Roman" style:font-name-complex="Times New Roman" fo:font-size="20pt" style:font-size-asian="20pt" style:font-size-complex="20pt" fo:language="en" fo:country="GB"/>
    </style:style>
    <style:style style:name="P396" style:parent-style-name="Normal" style:family="paragraph">
      <style:text-properties style:font-name="Times New Roman" style:font-name-complex="Times New Roman" fo:font-size="20pt" style:font-size-asian="20pt" style:font-size-complex="20pt" fo:language="en" fo:country="GB"/>
    </style:style>
    <style:style style:name="P39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9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0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0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0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0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04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0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0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0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0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0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10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1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1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1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1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1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1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1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1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1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20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2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2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2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2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2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2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2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2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30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3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3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3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3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3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3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3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3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3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4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4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4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4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4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4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4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4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4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5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51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5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5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5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5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56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5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5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5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6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6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6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6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P46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6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6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67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6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6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7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7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7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7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P47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7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76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7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7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7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8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48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8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8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8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8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8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87" style:parent-style-name="DefaultParagraphFon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en" style:country-asian="IN"/>
    </style:style>
    <style:style style:name="T48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8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9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91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9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9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9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9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9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97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49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9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0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0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0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0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50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0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0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07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50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0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1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11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51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13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51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1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1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1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51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19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52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2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52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2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52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2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2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27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52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2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3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3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53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3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3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35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53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37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53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3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4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4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54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4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54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4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4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4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4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4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5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5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52" style:parent-style-name="DefaultParagraphFon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en" style:country-asian="IN"/>
    </style:style>
    <style:style style:name="T55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5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5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56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55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58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55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60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56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6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6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64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56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6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6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68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56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70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57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7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7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74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57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76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57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78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57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8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58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8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8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84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58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8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8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88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58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9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9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92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59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94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59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9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9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98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59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0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60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0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0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0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0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0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0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0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09" style:parent-style-name="DefaultParagraphFon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en" style:country-asian="IN"/>
    </style:style>
    <style:style style:name="T61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1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1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1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61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1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61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17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61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1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2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2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2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2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62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2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2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27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62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2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3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31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63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33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63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3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3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3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63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39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64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4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64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4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64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4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4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47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64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4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5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5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65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5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5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55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65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57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65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5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6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6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66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6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66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6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6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6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6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69" style:parent-style-name="Normal" style:family="paragraph">
      <style:text-properties style:font-name="Times New Roman" style:font-name-complex="Times New Roman" fo:font-size="20pt" style:font-size-asian="20pt" style:font-size-complex="20pt" fo:language="en" fo:country="GB"/>
    </style:style>
    <style:style style:name="P670" style:parent-style-name="Normal" style:family="paragraph">
      <style:text-properties style:font-name="Times New Roman" style:font-name-complex="Times New Roman" fo:font-size="20pt" style:font-size-asian="20pt" style:font-size-complex="20pt" fo:language="en" fo:country="GB"/>
    </style:style>
    <style:style style:name="P67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72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67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7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7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7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7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7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7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8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8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8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8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84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68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8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8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8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8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9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9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9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9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94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69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9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9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9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9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0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0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0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0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0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0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0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0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0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09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71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1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1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1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1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1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1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1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1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1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2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2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22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72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2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2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2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2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2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2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3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3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3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3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34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73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3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3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3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3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4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4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4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4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4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4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4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47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74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4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5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5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5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5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5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5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5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5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5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5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6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6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P76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6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76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6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76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6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6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6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7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7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P77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7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74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77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7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7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78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77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8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8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82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78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8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8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86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78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8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8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9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79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9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9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94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79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96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79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98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79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0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80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0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0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0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0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06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80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0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0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1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1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12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81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1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1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16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81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18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81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20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82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2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2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2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2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26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82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2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2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3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3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32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83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3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3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36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83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3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3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4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4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42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84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4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4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4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4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48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84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5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5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5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5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54" style:parent-style-name="DefaultParagraphFon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style:language-asian="en" style:country-asian="IN"/>
    </style:style>
    <style:style style:name="T85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56" style:parent-style-name="DefaultParagraphFon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en" style:country-asian="IN"/>
    </style:style>
    <style:style style:name="T85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5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5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60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86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62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86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64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86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66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86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6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6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70" style:parent-style-name="Normal" style:family="paragraph">
      <style:text-properties style:font-name="Times New Roman" style:font-name-complex="Times New Roman" fo:font-size="20pt" style:font-size-asian="20pt" style:font-size-complex="20pt" fo:language="en" fo:country="GB"/>
    </style:style>
    <style:style style:name="P871" style:parent-style-name="Normal" style:family="paragraph">
      <style:text-properties style:font-name="Times New Roman" style:font-name-complex="Times New Roman" fo:font-size="20pt" style:font-size-asian="20pt" style:font-size-complex="20pt" fo:language="en" fo:country="GB"/>
    </style:style>
    <style:style style:name="P872" style:parent-style-name="Normal" style:family="paragraph">
      <style:text-properties style:font-name="Times New Roman" style:font-name-complex="Times New Roman" fo:font-size="20pt" style:font-size-asian="20pt" style:font-size-complex="20pt" fo:language="en" fo:country="GB"/>
    </style:style>
    <style:style style:name="P87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74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87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7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7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7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7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8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8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8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8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8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8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86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88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8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8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9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9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9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9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9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9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9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9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9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9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0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0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02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90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0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0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90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0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90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0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91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1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91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1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1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1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16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91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18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91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2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2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22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92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2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2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2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2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2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2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3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3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32" style:parent-style-name="Normal" style:family="paragraph">
      <style:text-properties style:font-name="Times New Roman" style:font-name-complex="Times New Roman" fo:font-size="20pt" style:font-size-asian="20pt" style:font-size-complex="20pt" fo:language="en" fo:country="GB"/>
    </style:style>
  </office:automatic-styles>
  <office:body>
    <office:text text:use-soft-page-breaks="true">
      <text:p text:style-name="P1">Queries Using JPA – Person</text:p>
      <text:p text:style-name="P2">Person_Model</text:p>
      <text:p text:style-name="P3"><text:span text:style-name="T4">package</text:span><text:span text:style-name="T5"><text:s/></text:span><text:span text:style-name="T6">com</text:span><text:span text:style-name="T7">.</text:span><text:span text:style-name="T8">example</text:span><text:span text:style-name="T9">.</text:span><text:span text:style-name="T10">springapp</text:span><text:span text:style-name="T11">.</text:span><text:span text:style-name="T12">model</text:span><text:span text:style-name="T13">;</text:span></text:p>
      <text:p text:style-name="P14"/>
      <text:p text:style-name="P15"><text:span text:style-name="T16">import</text:span><text:span text:style-name="T17"><text:s/></text:span><text:span text:style-name="T18">javax</text:span><text:span text:style-name="T19">.</text:span><text:span text:style-name="T20">persistence</text:span><text:span text:style-name="T21">.</text:span><text:span text:style-name="T22">Entity</text:span><text:span text:style-name="T23">;</text:span></text:p>
      <text:p text:style-name="P24"><text:span text:style-name="T25">import</text:span><text:span text:style-name="T26"><text:s/></text:span><text:span text:style-name="T27">javax</text:span><text:span text:style-name="T28">.</text:span><text:span text:style-name="T29">persistence</text:span><text:span text:style-name="T30">.</text:span><text:span text:style-name="T31">GeneratedValue</text:span><text:span text:style-name="T32">;</text:span></text:p>
      <text:p text:style-name="P33"><text:span text:style-name="T34">import</text:span><text:span text:style-name="T35"><text:s/></text:span><text:span text:style-name="T36">javax</text:span><text:span text:style-name="T37">.</text:span><text:span text:style-name="T38">persistence</text:span><text:span text:style-name="T39">.</text:span><text:span text:style-name="T40">GenerationType</text:span><text:span text:style-name="T41">;</text:span></text:p>
      <text:p text:style-name="P42"><text:span text:style-name="T43">import</text:span><text:span text:style-name="T44"><text:s/></text:span><text:span text:style-name="T45">javax</text:span><text:span text:style-name="T46">.</text:span><text:span text:style-name="T47">persistence</text:span><text:span text:style-name="T48">.</text:span><text:span text:style-name="T49">Id</text:span><text:span text:style-name="T50">;</text:span></text:p>
      <text:p text:style-name="P51"/>
      <text:p text:style-name="P52"><text:span text:style-name="T53">@</text:span><text:span text:style-name="T54">Entity</text:span></text:p>
      <text:p text:style-name="P55"><text:span text:style-name="T56">public</text:span><text:span text:style-name="T57"><text:s/></text:span><text:span text:style-name="T58">class</text:span><text:span text:style-name="T59"><text:s/></text:span><text:span text:style-name="T60">Person</text:span><text:span text:style-name="T61"><text:s/>{</text:span></text:p>
      <text:p text:style-name="P62"><text:span text:style-name="T63">    @</text:span><text:span text:style-name="T64">Id</text:span></text:p>
      <text:p text:style-name="P65"><text:span text:style-name="T66">    @</text:span><text:span text:style-name="T67">GeneratedValue</text:span><text:span text:style-name="T68">(</text:span><text:span text:style-name="T69">strategy</text:span><text:span text:style-name="T70"><text:s/></text:span><text:span text:style-name="T71">=</text:span><text:span text:style-name="T72"><text:s/></text:span><text:span text:style-name="T73">GenerationType</text:span><text:span text:style-name="T74">.</text:span><text:span text:style-name="T75">AUTO</text:span><text:span text:style-name="T76">)</text:span></text:p>
      <text:p text:style-name="P77"/>
      <text:p text:style-name="P78"><text:span text:style-name="T79">   <text:s/></text:span><text:span text:style-name="T80">private</text:span><text:span text:style-name="T81"><text:s/></text:span><text:span text:style-name="T82">int</text:span><text:span text:style-name="T83"><text:s/></text:span><text:span text:style-name="T84">personId</text:span><text:span text:style-name="T85">;</text:span></text:p>
      <text:p text:style-name="P86"><text:span text:style-name="T87">   <text:s/></text:span><text:span text:style-name="T88">private</text:span><text:span text:style-name="T89"><text:s/></text:span><text:span text:style-name="T90">String</text:span><text:span text:style-name="T91"><text:s/></text:span><text:span text:style-name="T92">firstName</text:span><text:span text:style-name="T93">;</text:span></text:p>
      <text:p text:style-name="P94"><text:span text:style-name="T95">   <text:s/></text:span><text:span text:style-name="T96">private</text:span><text:span text:style-name="T97"><text:s/></text:span><text:span text:style-name="T98">String</text:span><text:span text:style-name="T99"><text:s/></text:span><text:span text:style-name="T100">lastName</text:span><text:span text:style-name="T101">;</text:span></text:p>
      <text:p text:style-name="P102"><text:span text:style-name="T103">   <text:s/></text:span><text:span text:style-name="T104">private</text:span><text:span text:style-name="T105"><text:s/></text:span><text:span text:style-name="T106">int</text:span><text:span text:style-name="T107"><text:s/></text:span><text:span text:style-name="T108">age</text:span><text:span text:style-name="T109">;</text:span></text:p>
      <text:p text:style-name="P110"><text:span text:style-name="T111">   <text:s/></text:span><text:span text:style-name="T112">private</text:span><text:span text:style-name="T113"><text:s/></text:span><text:span text:style-name="T114">String</text:span><text:span text:style-name="T115"><text:s/></text:span><text:span text:style-name="T116">gender</text:span><text:span text:style-name="T117">;</text:span></text:p>
      <text:p text:style-name="P118"><text:span text:style-name="T119">   <text:s/></text:span><text:span text:style-name="T120">public</text:span><text:span text:style-name="T121"><text:s/></text:span><text:span text:style-name="T122">Person</text:span><text:span text:style-name="T123">() {</text:span></text:p>
      <text:p text:style-name="P124">    }</text:p>
      <text:p text:style-name="P125"><text:span text:style-name="T126">   <text:s/></text:span><text:span text:style-name="T127">public</text:span><text:span text:style-name="T128"><text:s/></text:span><text:span text:style-name="T129">Person</text:span><text:span text:style-name="T130">(</text:span><text:span text:style-name="T131">int</text:span><text:span text:style-name="T132"><text:s/></text:span><text:span text:style-name="T133">personId</text:span><text:span text:style-name="T134">,<text:s/></text:span><text:span text:style-name="T135">String</text:span><text:span text:style-name="T136"><text:s/></text:span><text:span text:style-name="T137">firstName</text:span><text:span text:style-name="T138">,<text:s/></text:span><text:span text:style-name="T139">String</text:span><text:span text:style-name="T140"><text:s/></text:span><text:span text:style-name="T141">lastName</text:span><text:span text:style-name="T142">,<text:s/></text:span><text:span text:style-name="T143">int</text:span><text:span text:style-name="T144"><text:s/></text:span><text:span text:style-name="T145">age</text:span><text:span text:style-name="T146">,<text:s/></text:span><text:span text:style-name="T147">String</text:span><text:span text:style-name="T148"><text:s/></text:span><text:span text:style-name="T149">gender</text:span><text:span text:style-name="T150">) {</text:span></text:p>
      <text:p text:style-name="P151"><text:span text:style-name="T152">       <text:s/></text:span><text:span text:style-name="T153">this</text:span><text:span text:style-name="T154">.</text:span><text:span text:style-name="T155">personId</text:span><text:span text:style-name="T156"><text:s/></text:span><text:span text:style-name="T157">=</text:span><text:span text:style-name="T158"><text:s/></text:span><text:span text:style-name="T159">personId</text:span><text:span text:style-name="T160">;</text:span></text:p>
      <text:p text:style-name="P161"><text:span text:style-name="T162">       <text:s/></text:span><text:span text:style-name="T163">this</text:span><text:span text:style-name="T164">.</text:span><text:span text:style-name="T165">firstName</text:span><text:span text:style-name="T166"><text:s/></text:span><text:span text:style-name="T167">=</text:span><text:span text:style-name="T168"><text:s/></text:span><text:span text:style-name="T169">firstName</text:span><text:span text:style-name="T170">;</text:span></text:p>
      <text:p text:style-name="P171"><text:span text:style-name="T172">       <text:s/></text:span><text:span text:style-name="T173">this</text:span><text:span text:style-name="T174">.</text:span><text:span text:style-name="T175">lastName</text:span><text:span text:style-name="T176"><text:s/></text:span><text:span text:style-name="T177">=</text:span><text:span text:style-name="T178"><text:s/></text:span><text:span text:style-name="T179">lastName</text:span><text:span text:style-name="T180">;</text:span></text:p>
      <text:p text:style-name="P181"><text:span text:style-name="T182">       <text:s/></text:span><text:span text:style-name="T183">this</text:span><text:span text:style-name="T184">.</text:span><text:span text:style-name="T185">age</text:span><text:span text:style-name="T186"><text:s/></text:span><text:span text:style-name="T187">=</text:span><text:span text:style-name="T188"><text:s/></text:span><text:span text:style-name="T189">age</text:span><text:span text:style-name="T190">;</text:span></text:p>
      <text:p text:style-name="P191"><text:span text:style-name="T192">       <text:s/></text:span><text:span text:style-name="T193">this</text:span><text:span text:style-name="T194">.</text:span><text:span text:style-name="T195">gender</text:span><text:span text:style-name="T196"><text:s/></text:span><text:span text:style-name="T197">=</text:span><text:span text:style-name="T198"><text:s/></text:span><text:span text:style-name="T199">gender</text:span><text:span text:style-name="T200">;</text:span></text:p>
      <text:p text:style-name="P201">    }</text:p>
      <text:p text:style-name="P202"><text:span text:style-name="T203">   <text:s/></text:span><text:span text:style-name="T204">public</text:span><text:span text:style-name="T205"><text:s/></text:span><text:span text:style-name="T206">int</text:span><text:span text:style-name="T207"><text:s/></text:span><text:span text:style-name="T208">getPersonId</text:span><text:span text:style-name="T209">() {</text:span></text:p>
      <text:p text:style-name="P210"><text:span text:style-name="T211">       <text:s/></text:span><text:span text:style-name="T212">return</text:span><text:span text:style-name="T213"><text:s/></text:span><text:span text:style-name="T214">personId</text:span><text:span text:style-name="T215">;</text:span></text:p>
      <text:p text:style-name="P216">    }</text:p>
      <text:p text:style-name="P217"><text:span text:style-name="T218">   <text:s/></text:span><text:span text:style-name="T219">public</text:span><text:span text:style-name="T220"><text:s/></text:span><text:span text:style-name="T221">void</text:span><text:span text:style-name="T222"><text:s/></text:span><text:span text:style-name="T223">setPersonId</text:span><text:span text:style-name="T224">(</text:span><text:span text:style-name="T225">int</text:span><text:span text:style-name="T226"><text:s/></text:span><text:span text:style-name="T227">personId</text:span><text:span text:style-name="T228">) {</text:span></text:p>
      <text:p text:style-name="P229"><text:span text:style-name="T230">       <text:s/></text:span><text:span text:style-name="T231">this</text:span><text:span text:style-name="T232">.</text:span><text:span text:style-name="T233">personId</text:span><text:span text:style-name="T234"><text:s/></text:span><text:span text:style-name="T235">=</text:span><text:span text:style-name="T236"><text:s/></text:span><text:span text:style-name="T237">personId</text:span><text:span text:style-name="T238">;</text:span></text:p>
      <text:p text:style-name="P239">    }</text:p>
      <text:p text:style-name="P240"><text:span text:style-name="T241">   <text:s/></text:span><text:span text:style-name="T242">public</text:span><text:span text:style-name="T243"><text:s/></text:span><text:span text:style-name="T244">String</text:span><text:span text:style-name="T245"><text:s/></text:span><text:span text:style-name="T246">getFirstName</text:span><text:span text:style-name="T247">() {</text:span></text:p>
      <text:p text:style-name="P248"><text:span text:style-name="T249">       <text:s/></text:span><text:span text:style-name="T250">return</text:span><text:span text:style-name="T251"><text:s/></text:span><text:span text:style-name="T252">firstName</text:span><text:span text:style-name="T253">;</text:span></text:p>
      <text:p text:style-name="P254">    }</text:p>
      <text:p text:style-name="P255"><text:span text:style-name="T256">   <text:s/></text:span><text:span text:style-name="T257">public</text:span><text:span text:style-name="T258"><text:s/></text:span><text:span text:style-name="T259">void</text:span><text:span text:style-name="T260"><text:s/></text:span><text:span text:style-name="T261">setFirstName</text:span><text:span text:style-name="T262">(</text:span><text:span text:style-name="T263">String</text:span><text:span text:style-name="T264"><text:s/></text:span><text:span text:style-name="T265">firstName</text:span><text:span text:style-name="T266">) {</text:span></text:p>
      <text:p text:style-name="P267"><text:span text:style-name="T268">       <text:s/></text:span><text:span text:style-name="T269">this</text:span><text:span text:style-name="T270">.</text:span><text:span text:style-name="T271">firstName</text:span><text:span text:style-name="T272"><text:s/></text:span><text:span text:style-name="T273">=</text:span><text:span text:style-name="T274"><text:s/></text:span><text:span text:style-name="T275">firstName</text:span><text:span text:style-name="T276">;</text:span></text:p>
      <text:p text:style-name="P277">    }</text:p>
      <text:p text:style-name="P278"><text:span text:style-name="T279">   <text:s/></text:span><text:span text:style-name="T280">public</text:span><text:span text:style-name="T281"><text:s/></text:span><text:span text:style-name="T282">String</text:span><text:span text:style-name="T283"><text:s/></text:span><text:span text:style-name="T284">getLastName</text:span><text:span text:style-name="T285">() {</text:span></text:p>
      <text:p text:style-name="P286"><text:span text:style-name="T287">       <text:s/></text:span><text:span text:style-name="T288">return</text:span><text:span text:style-name="T289"><text:s/></text:span><text:span text:style-name="T290">lastName</text:span><text:span text:style-name="T291">;</text:span></text:p>
      <text:p text:style-name="P292">    }</text:p>
      <text:p text:style-name="P293"><text:span text:style-name="T294">   <text:s/></text:span><text:span text:style-name="T295">public</text:span><text:span text:style-name="T296"><text:s/></text:span><text:span text:style-name="T297">void</text:span><text:span text:style-name="T298"><text:s/></text:span><text:span text:style-name="T299">setLastName</text:span><text:span text:style-name="T300">(</text:span><text:span text:style-name="T301">String</text:span><text:span text:style-name="T302"><text:s/></text:span><text:span text:style-name="T303">lastName</text:span><text:span text:style-name="T304">) {</text:span></text:p>
      <text:p text:style-name="P305"><text:span text:style-name="T306">       <text:s/></text:span><text:span text:style-name="T307">this</text:span><text:span text:style-name="T308">.</text:span><text:span text:style-name="T309">lastName</text:span><text:span text:style-name="T310"><text:s/></text:span><text:span text:style-name="T311">=</text:span><text:span text:style-name="T312"><text:s/></text:span><text:span text:style-name="T313">lastName</text:span><text:span text:style-name="T314">;</text:span></text:p>
      <text:soft-page-break/>
      <text:p text:style-name="P315">    }</text:p>
      <text:p text:style-name="P316"><text:span text:style-name="T317">   <text:s/></text:span><text:span text:style-name="T318">public</text:span><text:span text:style-name="T319"><text:s/></text:span><text:span text:style-name="T320">int</text:span><text:span text:style-name="T321"><text:s/></text:span><text:span text:style-name="T322">getAge</text:span><text:span text:style-name="T323">() {</text:span></text:p>
      <text:p text:style-name="P324"><text:span text:style-name="T325">       <text:s/></text:span><text:span text:style-name="T326">return</text:span><text:span text:style-name="T327"><text:s/></text:span><text:span text:style-name="T328">age</text:span><text:span text:style-name="T329">;</text:span></text:p>
      <text:p text:style-name="P330">    }</text:p>
      <text:p text:style-name="P331"><text:span text:style-name="T332">   <text:s/></text:span><text:span text:style-name="T333">public</text:span><text:span text:style-name="T334"><text:s/></text:span><text:span text:style-name="T335">void</text:span><text:span text:style-name="T336"><text:s/></text:span><text:span text:style-name="T337">setAge</text:span><text:span text:style-name="T338">(</text:span><text:span text:style-name="T339">int</text:span><text:span text:style-name="T340"><text:s/></text:span><text:span text:style-name="T341">age</text:span><text:span text:style-name="T342">) {</text:span></text:p>
      <text:p text:style-name="P343"><text:span text:style-name="T344">       <text:s/></text:span><text:span text:style-name="T345">this</text:span><text:span text:style-name="T346">.</text:span><text:span text:style-name="T347">age</text:span><text:span text:style-name="T348"><text:s/></text:span><text:span text:style-name="T349">=</text:span><text:span text:style-name="T350"><text:s/></text:span><text:span text:style-name="T351">age</text:span><text:span text:style-name="T352">;</text:span></text:p>
      <text:p text:style-name="P353">    }</text:p>
      <text:p text:style-name="P354"><text:span text:style-name="T355">   <text:s/></text:span><text:span text:style-name="T356">public</text:span><text:span text:style-name="T357"><text:s/></text:span><text:span text:style-name="T358">String</text:span><text:span text:style-name="T359"><text:s/></text:span><text:span text:style-name="T360">getGender</text:span><text:span text:style-name="T361">() {</text:span></text:p>
      <text:p text:style-name="P362"><text:span text:style-name="T363">       <text:s/></text:span><text:span text:style-name="T364">return</text:span><text:span text:style-name="T365"><text:s/></text:span><text:span text:style-name="T366">gender</text:span><text:span text:style-name="T367">;</text:span></text:p>
      <text:p text:style-name="P368">    }</text:p>
      <text:p text:style-name="P369"><text:span text:style-name="T370">   <text:s/></text:span><text:span text:style-name="T371">public</text:span><text:span text:style-name="T372"><text:s/></text:span><text:span text:style-name="T373">void</text:span><text:span text:style-name="T374"><text:s/></text:span><text:span text:style-name="T375">setGender</text:span><text:span text:style-name="T376">(</text:span><text:span text:style-name="T377">String</text:span><text:span text:style-name="T378"><text:s/></text:span><text:span text:style-name="T379">gender</text:span><text:span text:style-name="T380">) {</text:span></text:p>
      <text:p text:style-name="P381"><text:span text:style-name="T382">       <text:s/></text:span><text:span text:style-name="T383">this</text:span><text:span text:style-name="T384">.</text:span><text:span text:style-name="T385">gender</text:span><text:span text:style-name="T386"><text:s/></text:span><text:span text:style-name="T387">=</text:span><text:span text:style-name="T388"><text:s/></text:span><text:span text:style-name="T389">gender</text:span><text:span text:style-name="T390">;</text:span></text:p>
      <text:p text:style-name="P391">    }</text:p>
      <text:p text:style-name="P392"/>
      <text:p text:style-name="P393">   <text:s/></text:p>
      <text:p text:style-name="P394">}</text:p>
      <text:p text:style-name="P395"/>
      <text:p text:style-name="P396">Person_Controller</text:p>
      <text:p text:style-name="P397"><text:span text:style-name="T398">package</text:span><text:span text:style-name="T399"><text:s/></text:span><text:span text:style-name="T400">com.example.springapp.controller</text:span><text:span text:style-name="T401">;</text:span></text:p>
      <text:p text:style-name="P402"/>
      <text:p text:style-name="P403"><text:span text:style-name="T404">import</text:span><text:span text:style-name="T405"><text:s/></text:span><text:span text:style-name="T406">java.util.List</text:span><text:span text:style-name="T407">;</text:span></text:p>
      <text:p text:style-name="P408"/>
      <text:p text:style-name="P409"><text:span text:style-name="T410">import</text:span><text:span text:style-name="T411"><text:s/></text:span><text:span text:style-name="T412">org.springframework.beans.factory.annotation.Autowired</text:span><text:span text:style-name="T413">;</text:span></text:p>
      <text:p text:style-name="P414"><text:span text:style-name="T415">import</text:span><text:span text:style-name="T416"><text:s/></text:span><text:span text:style-name="T417">org.springframework.http.HttpStatus</text:span><text:span text:style-name="T418">;</text:span></text:p>
      <text:p text:style-name="P419"><text:span text:style-name="T420">import</text:span><text:span text:style-name="T421"><text:s/></text:span><text:span text:style-name="T422">org.springframework.http.ResponseEntity</text:span><text:span text:style-name="T423">;</text:span></text:p>
      <text:p text:style-name="P424"><text:span text:style-name="T425">import</text:span><text:span text:style-name="T426"><text:s/></text:span><text:span text:style-name="T427">org.springframework.web.bind.annotation.GetMapping</text:span><text:span text:style-name="T428">;</text:span></text:p>
      <text:p text:style-name="P429"><text:span text:style-name="T430">import</text:span><text:span text:style-name="T431"><text:s/></text:span><text:span text:style-name="T432">org.springframework.web.bind.annotation.PostMapping</text:span><text:span text:style-name="T433">;</text:span></text:p>
      <text:p text:style-name="P434"><text:span text:style-name="T435">import</text:span><text:span text:style-name="T436"><text:s/></text:span><text:span text:style-name="T437">org.springframework.web.bind.annotation.RequestBody</text:span><text:span text:style-name="T438">;</text:span></text:p>
      <text:p text:style-name="P439"><text:span text:style-name="T440">import</text:span><text:span text:style-name="T441"><text:s/></text:span><text:span text:style-name="T442">org.springframework.web.bind.annotation.RequestParam</text:span><text:span text:style-name="T443">;</text:span></text:p>
      <text:p text:style-name="P444"><text:span text:style-name="T445">import</text:span><text:span text:style-name="T446"><text:s/></text:span><text:span text:style-name="T447">org.springframework.web.bind.annotation.RestController</text:span><text:span text:style-name="T448">;</text:span></text:p>
      <text:p text:style-name="P449"/>
      <text:p text:style-name="P450"><text:span text:style-name="T451">import</text:span><text:span text:style-name="T452"><text:s/></text:span><text:span text:style-name="T453">com.example.springapp.model.Person</text:span><text:span text:style-name="T454">;</text:span></text:p>
      <text:p text:style-name="P455"><text:span text:style-name="T456">import</text:span><text:span text:style-name="T457"><text:s/></text:span><text:span text:style-name="T458">com.example.springapp.service.PersonService</text:span><text:span text:style-name="T459">;</text:span></text:p>
      <text:p text:style-name="P460"/>
      <text:p text:style-name="P461"><text:span text:style-name="T462">@</text:span><text:span text:style-name="T463">RestController</text:span></text:p>
      <text:p text:style-name="P464"><text:span text:style-name="T465">public</text:span><text:span text:style-name="T466"><text:s/></text:span><text:span text:style-name="T467">class</text:span><text:span text:style-name="T468"><text:s/></text:span><text:span text:style-name="T469">PersonController</text:span><text:span text:style-name="T470"><text:s/>{</text:span></text:p>
      <text:p text:style-name="P471"><text:span text:style-name="T472">    @</text:span><text:span text:style-name="T473">Autowired</text:span></text:p>
      <text:p text:style-name="P474"><text:span text:style-name="T475">   <text:s/></text:span><text:span text:style-name="T476">private</text:span><text:span text:style-name="T477"><text:s/></text:span><text:span text:style-name="T478">PersonService</text:span><text:span text:style-name="T479"><text:s/></text:span><text:span text:style-name="T480">service</text:span><text:span text:style-name="T481">;</text:span></text:p>
      <text:p text:style-name="P482"/>
      <text:p text:style-name="P483"><text:span text:style-name="T484">    @</text:span><text:span text:style-name="T485">PostMapping</text:span><text:span text:style-name="T486">(</text:span><text:span text:style-name="T487">"/api/person"</text:span><text:span text:style-name="T488">)</text:span></text:p>
      <text:p text:style-name="P489"><text:span text:style-name="T490">   <text:s/></text:span><text:span text:style-name="T491">public</text:span><text:span text:style-name="T492"><text:s/></text:span><text:span text:style-name="T493">ResponseEntity</text:span><text:span text:style-name="T494">&lt;</text:span><text:span text:style-name="T495">?</text:span><text:span text:style-name="T496">&gt;<text:s/></text:span><text:span text:style-name="T497">addPerson</text:span><text:span text:style-name="T498">(@</text:span><text:span text:style-name="T499">RequestBody</text:span><text:span text:style-name="T500"><text:s/></text:span><text:span text:style-name="T501">Person</text:span><text:span text:style-name="T502"><text:s/></text:span><text:span text:style-name="T503">person</text:span><text:span text:style-name="T504">){</text:span></text:p>
      <text:p text:style-name="P505"><text:span text:style-name="T506">       <text:s/></text:span><text:span text:style-name="T507">try</text:span><text:span text:style-name="T508"><text:s/>{</text:span></text:p>
      <text:p text:style-name="P509"><text:span text:style-name="T510">           <text:s/></text:span><text:span text:style-name="T511">return</text:span><text:span text:style-name="T512"><text:s/></text:span><text:span text:style-name="T513">new</text:span><text:span text:style-name="T514"><text:s/></text:span><text:span text:style-name="T515">ResponseEntity</text:span><text:span text:style-name="T516">&lt;&gt;(</text:span><text:span text:style-name="T517">service</text:span><text:span text:style-name="T518">.</text:span><text:span text:style-name="T519">addPerson</text:span><text:span text:style-name="T520">(person),</text:span><text:span text:style-name="T521">HttpStatus</text:span><text:span text:style-name="T522">.</text:span><text:span text:style-name="T523">CREATED</text:span><text:span text:style-name="T524">);</text:span></text:p>
      <text:p text:style-name="P525"><text:span text:style-name="T526">        }<text:s/></text:span><text:span text:style-name="T527">catch</text:span><text:span text:style-name="T528"><text:s/>(</text:span><text:span text:style-name="T529">Exception</text:span><text:span text:style-name="T530"><text:s/></text:span><text:span text:style-name="T531">e</text:span><text:span text:style-name="T532">) {</text:span></text:p>
      <text:p text:style-name="P533"><text:span text:style-name="T534">           <text:s/></text:span><text:span text:style-name="T535">return</text:span><text:span text:style-name="T536"><text:s/></text:span><text:span text:style-name="T537">new</text:span><text:span text:style-name="T538"><text:s/></text:span><text:span text:style-name="T539">ResponseEntity</text:span><text:span text:style-name="T540">&lt;&gt;(</text:span><text:span text:style-name="T541">HttpStatus</text:span><text:span text:style-name="T542">.</text:span><text:span text:style-name="T543">INTERNAL_SERVER_ERROR</text:span><text:span text:style-name="T544">);</text:span></text:p>
      <text:soft-page-break/>
      <text:p text:style-name="P545">        }</text:p>
      <text:p text:style-name="P546">    }</text:p>
      <text:p text:style-name="P547"/>
      <text:p text:style-name="P548"><text:span text:style-name="T549">    @</text:span><text:span text:style-name="T550">GetMapping</text:span><text:span text:style-name="T551">(</text:span><text:span text:style-name="T552">"/api/person"</text:span><text:span text:style-name="T553">)</text:span></text:p>
      <text:p text:style-name="P554"><text:span text:style-name="T555">   <text:s/></text:span><text:span text:style-name="T556">public</text:span><text:span text:style-name="T557"><text:s/>ResponseEntity&lt;</text:span><text:span text:style-name="T558">?</text:span><text:span text:style-name="T559">&gt;</text:span><text:span text:style-name="T560">getPerson</text:span><text:span text:style-name="T561">(){</text:span></text:p>
      <text:p text:style-name="P562"><text:span text:style-name="T563">       <text:s/></text:span><text:span text:style-name="T564">try</text:span><text:span text:style-name="T565"><text:s/>{</text:span></text:p>
      <text:p text:style-name="P566"><text:span text:style-name="T567">           <text:s/></text:span><text:span text:style-name="T568">return</text:span><text:span text:style-name="T569"><text:s/></text:span><text:span text:style-name="T570">new</text:span><text:span text:style-name="T571"><text:s/></text:span><text:span text:style-name="T572">ResponseEntity</text:span><text:span text:style-name="T573">&lt;&gt;(</text:span><text:span text:style-name="T574">service</text:span><text:span text:style-name="T575">.</text:span><text:span text:style-name="T576">getPerson</text:span><text:span text:style-name="T577">(),</text:span><text:span text:style-name="T578">HttpStatus</text:span><text:span text:style-name="T579">.</text:span><text:span text:style-name="T580">OK</text:span><text:span text:style-name="T581">);</text:span></text:p>
      <text:p text:style-name="P582"><text:span text:style-name="T583">        }<text:s/></text:span><text:span text:style-name="T584">catch</text:span><text:span text:style-name="T585"><text:s/>(</text:span><text:span text:style-name="T586">Exception</text:span><text:span text:style-name="T587"><text:s/></text:span><text:span text:style-name="T588">e</text:span><text:span text:style-name="T589">) {</text:span></text:p>
      <text:p text:style-name="P590"><text:span text:style-name="T591">           <text:s/></text:span><text:span text:style-name="T592">return</text:span><text:span text:style-name="T593"><text:s/></text:span><text:span text:style-name="T594">new</text:span><text:span text:style-name="T595"><text:s/></text:span><text:span text:style-name="T596">ResponseEntity</text:span><text:span text:style-name="T597">&lt;&gt;(</text:span><text:span text:style-name="T598">HttpStatus</text:span><text:span text:style-name="T599">.</text:span><text:span text:style-name="T600">INTERNAL_SERVER_ERROR</text:span><text:span text:style-name="T601">);</text:span></text:p>
      <text:p text:style-name="P602">        }</text:p>
      <text:p text:style-name="P603">    }</text:p>
      <text:p text:style-name="P604"/>
      <text:p text:style-name="P605"><text:span text:style-name="T606">    @</text:span><text:span text:style-name="T607">GetMapping</text:span><text:span text:style-name="T608">(</text:span><text:span text:style-name="T609">"/api/person/byAge"</text:span><text:span text:style-name="T610">)</text:span></text:p>
      <text:p text:style-name="P611"><text:span text:style-name="T612">   <text:s/></text:span><text:span text:style-name="T613">public</text:span><text:span text:style-name="T614"><text:s/>ResponseEntity&lt;</text:span><text:span text:style-name="T615">?</text:span><text:span text:style-name="T616">&gt;</text:span><text:span text:style-name="T617">sort</text:span><text:span text:style-name="T618">(@</text:span><text:span text:style-name="T619">RequestParam</text:span><text:span text:style-name="T620"><text:s/></text:span><text:span text:style-name="T621">String</text:span><text:span text:style-name="T622"><text:s/></text:span><text:span text:style-name="T623">age</text:span><text:span text:style-name="T624">){</text:span></text:p>
      <text:p text:style-name="P625"><text:span text:style-name="T626">       <text:s/></text:span><text:span text:style-name="T627">try</text:span><text:span text:style-name="T628"><text:s/>{</text:span></text:p>
      <text:p text:style-name="P629"><text:span text:style-name="T630">           <text:s/></text:span><text:span text:style-name="T631">return</text:span><text:span text:style-name="T632"><text:s/></text:span><text:span text:style-name="T633">new</text:span><text:span text:style-name="T634"><text:s/></text:span><text:span text:style-name="T635">ResponseEntity</text:span><text:span text:style-name="T636">&lt;&gt;(</text:span><text:span text:style-name="T637">service</text:span><text:span text:style-name="T638">.</text:span><text:span text:style-name="T639">sort</text:span><text:span text:style-name="T640">(age),</text:span><text:span text:style-name="T641">HttpStatus</text:span><text:span text:style-name="T642">.</text:span><text:span text:style-name="T643">OK</text:span><text:span text:style-name="T644">);</text:span></text:p>
      <text:p text:style-name="P645"><text:span text:style-name="T646">        }<text:s/></text:span><text:span text:style-name="T647">catch</text:span><text:span text:style-name="T648"><text:s/>(</text:span><text:span text:style-name="T649">Exception</text:span><text:span text:style-name="T650"><text:s/></text:span><text:span text:style-name="T651">e</text:span><text:span text:style-name="T652">) {</text:span></text:p>
      <text:p text:style-name="P653"><text:span text:style-name="T654">           <text:s/></text:span><text:span text:style-name="T655">return</text:span><text:span text:style-name="T656"><text:s/></text:span><text:span text:style-name="T657">new</text:span><text:span text:style-name="T658"><text:s/></text:span><text:span text:style-name="T659">ResponseEntity</text:span><text:span text:style-name="T660">&lt;&gt;(</text:span><text:span text:style-name="T661">HttpStatus</text:span><text:span text:style-name="T662">.</text:span><text:span text:style-name="T663">INTERNAL_SERVER_ERROR</text:span><text:span text:style-name="T664">);</text:span></text:p>
      <text:p text:style-name="P665">        }</text:p>
      <text:p text:style-name="P666">    }</text:p>
      <text:p text:style-name="P667">}</text:p>
      <text:p text:style-name="P668"/>
      <text:p text:style-name="P669"/>
      <text:p text:style-name="P670">Person_Service</text:p>
      <text:p text:style-name="P671"><text:span text:style-name="T672">package</text:span><text:span text:style-name="T673"><text:s/></text:span><text:span text:style-name="T674">com</text:span><text:span text:style-name="T675">.</text:span><text:span text:style-name="T676">example</text:span><text:span text:style-name="T677">.</text:span><text:span text:style-name="T678">springapp</text:span><text:span text:style-name="T679">.</text:span><text:span text:style-name="T680">service</text:span><text:span text:style-name="T681">;</text:span></text:p>
      <text:p text:style-name="P682"/>
      <text:p text:style-name="P683"><text:span text:style-name="T684">import</text:span><text:span text:style-name="T685"><text:s/></text:span><text:span text:style-name="T686">java</text:span><text:span text:style-name="T687">.</text:span><text:span text:style-name="T688">util</text:span><text:span text:style-name="T689">.</text:span><text:span text:style-name="T690">List</text:span><text:span text:style-name="T691">;</text:span></text:p>
      <text:p text:style-name="P692"/>
      <text:p text:style-name="P693"><text:span text:style-name="T694">import</text:span><text:span text:style-name="T695"><text:s/></text:span><text:span text:style-name="T696">org</text:span><text:span text:style-name="T697">.</text:span><text:span text:style-name="T698">springframework</text:span><text:span text:style-name="T699">.</text:span><text:span text:style-name="T700">beans</text:span><text:span text:style-name="T701">.</text:span><text:span text:style-name="T702">factory</text:span><text:span text:style-name="T703">.</text:span><text:span text:style-name="T704">annotation</text:span><text:span text:style-name="T705">.</text:span><text:span text:style-name="T706">Autowired</text:span><text:span text:style-name="T707">;</text:span></text:p>
      <text:p text:style-name="P708"><text:span text:style-name="T709">import</text:span><text:span text:style-name="T710"><text:s/></text:span><text:span text:style-name="T711">org</text:span><text:span text:style-name="T712">.</text:span><text:span text:style-name="T713">springframework</text:span><text:span text:style-name="T714">.</text:span><text:span text:style-name="T715">data</text:span><text:span text:style-name="T716">.</text:span><text:span text:style-name="T717">domain</text:span><text:span text:style-name="T718">.</text:span><text:span text:style-name="T719">Sort</text:span><text:span text:style-name="T720">;</text:span></text:p>
      <text:p text:style-name="P721"><text:span text:style-name="T722">import</text:span><text:span text:style-name="T723"><text:s/></text:span><text:span text:style-name="T724">org</text:span><text:span text:style-name="T725">.</text:span><text:span text:style-name="T726">springframework</text:span><text:span text:style-name="T727">.</text:span><text:span text:style-name="T728">stereotype</text:span><text:span text:style-name="T729">.</text:span><text:span text:style-name="T730">Service</text:span><text:span text:style-name="T731">;</text:span></text:p>
      <text:p text:style-name="P732"/>
      <text:p text:style-name="P733"><text:span text:style-name="T734">import</text:span><text:span text:style-name="T735"><text:s/></text:span><text:span text:style-name="T736">com</text:span><text:span text:style-name="T737">.</text:span><text:span text:style-name="T738">example</text:span><text:span text:style-name="T739">.</text:span><text:span text:style-name="T740">springapp</text:span><text:span text:style-name="T741">.</text:span><text:span text:style-name="T742">model</text:span><text:span text:style-name="T743">.</text:span><text:span text:style-name="T744">Person</text:span><text:span text:style-name="T745">;</text:span></text:p>
      <text:p text:style-name="P746"><text:span text:style-name="T747">import</text:span><text:span text:style-name="T748"><text:s/></text:span><text:span text:style-name="T749">com</text:span><text:span text:style-name="T750">.</text:span><text:span text:style-name="T751">example</text:span><text:span text:style-name="T752">.</text:span><text:span text:style-name="T753">springapp</text:span><text:span text:style-name="T754">.</text:span><text:span text:style-name="T755">repository</text:span><text:span text:style-name="T756">.</text:span><text:span text:style-name="T757">PersonRepo</text:span><text:span text:style-name="T758">;</text:span></text:p>
      <text:p text:style-name="P759"><text:span text:style-name="T760">@</text:span><text:span text:style-name="T761">Service</text:span></text:p>
      <text:p text:style-name="P762"><text:span text:style-name="T763">public</text:span><text:span text:style-name="T764"><text:s/></text:span><text:span text:style-name="T765">class</text:span><text:span text:style-name="T766"><text:s/></text:span><text:span text:style-name="T767">PersonService</text:span><text:span text:style-name="T768"><text:s/>{</text:span></text:p>
      <text:p text:style-name="P769"><text:span text:style-name="T770">    @</text:span><text:span text:style-name="T771">Autowired</text:span></text:p>
      <text:p text:style-name="P772"><text:span text:style-name="T773">   <text:s/></text:span><text:span text:style-name="T774">private</text:span><text:span text:style-name="T775"><text:s/></text:span><text:span text:style-name="T776">PersonRepo</text:span><text:span text:style-name="T777"><text:s/></text:span><text:span text:style-name="T778">repo</text:span><text:span text:style-name="T779">;</text:span></text:p>
      <text:p text:style-name="P780"><text:span text:style-name="T781">   <text:s/></text:span><text:span text:style-name="T782">public</text:span><text:span text:style-name="T783"><text:s/></text:span><text:span text:style-name="T784">Person</text:span><text:span text:style-name="T785"><text:s/></text:span><text:span text:style-name="T786">addPerson</text:span><text:span text:style-name="T787">(</text:span><text:span text:style-name="T788">Person</text:span><text:span text:style-name="T789"><text:s/></text:span><text:span text:style-name="T790">person</text:span><text:span text:style-name="T791">) {</text:span></text:p>
      <text:p text:style-name="P792"><text:span text:style-name="T793">       <text:s/></text:span><text:span text:style-name="T794">return</text:span><text:span text:style-name="T795"><text:s/></text:span><text:span text:style-name="T796">repo</text:span><text:span text:style-name="T797">.</text:span><text:span text:style-name="T798">save</text:span><text:span text:style-name="T799">(</text:span><text:span text:style-name="T800">person</text:span><text:span text:style-name="T801">);</text:span></text:p>
      <text:p text:style-name="P802">    }</text:p>
      <text:p text:style-name="P803"/>
      <text:p text:style-name="P804"><text:span text:style-name="T805">   <text:s/></text:span><text:span text:style-name="T806">public</text:span><text:span text:style-name="T807"><text:s/></text:span><text:span text:style-name="T808">List</text:span><text:span text:style-name="T809">&lt;</text:span><text:span text:style-name="T810">Person</text:span><text:span text:style-name="T811">&gt;<text:s/></text:span><text:span text:style-name="T812">getPerson</text:span><text:span text:style-name="T813">() {</text:span></text:p>
      <text:p text:style-name="P814"><text:span text:style-name="T815">       <text:s/></text:span><text:span text:style-name="T816">return</text:span><text:span text:style-name="T817"><text:s/></text:span><text:span text:style-name="T818">repo</text:span><text:span text:style-name="T819">.</text:span><text:span text:style-name="T820">findAll</text:span><text:span text:style-name="T821">();</text:span></text:p>
      <text:p text:style-name="P822">    }</text:p>
      <text:p text:style-name="P823"/>
      <text:soft-page-break/>
      <text:p text:style-name="P824"><text:span text:style-name="T825">   <text:s/></text:span><text:span text:style-name="T826">public</text:span><text:span text:style-name="T827"><text:s/></text:span><text:span text:style-name="T828">List</text:span><text:span text:style-name="T829"><text:s/>&lt;</text:span><text:span text:style-name="T830">Person</text:span><text:span text:style-name="T831">&gt;<text:s/></text:span><text:span text:style-name="T832">sort</text:span><text:span text:style-name="T833">(</text:span><text:span text:style-name="T834">String</text:span><text:span text:style-name="T835"><text:s/></text:span><text:span text:style-name="T836">age</text:span><text:span text:style-name="T837">) {</text:span></text:p>
      <text:p text:style-name="P838"><text:span text:style-name="T839">       <text:s/></text:span><text:span text:style-name="T840">Sort</text:span><text:span text:style-name="T841"><text:s/></text:span><text:span text:style-name="T842">sort</text:span><text:span text:style-name="T843"><text:s/></text:span><text:span text:style-name="T844">=</text:span><text:span text:style-name="T845"><text:s/></text:span><text:span text:style-name="T846">Sort</text:span><text:span text:style-name="T847">.</text:span><text:span text:style-name="T848">by</text:span><text:span text:style-name="T849">(</text:span><text:span text:style-name="T850">Sort</text:span><text:span text:style-name="T851">.</text:span><text:span text:style-name="T852">Direction</text:span><text:span text:style-name="T853">.</text:span><text:span text:style-name="T854">ASC</text:span><text:span text:style-name="T855">,</text:span><text:span text:style-name="T856">"age"</text:span><text:span text:style-name="T857">);</text:span></text:p>
      <text:p text:style-name="P858"><text:span text:style-name="T859">       <text:s/></text:span><text:span text:style-name="T860">return</text:span><text:span text:style-name="T861"><text:s/></text:span><text:span text:style-name="T862">repo</text:span><text:span text:style-name="T863">.</text:span><text:span text:style-name="T864">findAll</text:span><text:span text:style-name="T865">(</text:span><text:span text:style-name="T866">sort</text:span><text:span text:style-name="T867">);</text:span></text:p>
      <text:p text:style-name="P868">    }</text:p>
      <text:p text:style-name="P869">}</text:p>
      <text:p text:style-name="P870"/>
      <text:p text:style-name="P871"/>
      <text:p text:style-name="P872">Person_Repository</text:p>
      <text:p text:style-name="P873"><text:span text:style-name="T874">package</text:span><text:span text:style-name="T875"><text:s/></text:span><text:span text:style-name="T876">com</text:span><text:span text:style-name="T877">.</text:span><text:span text:style-name="T878">example</text:span><text:span text:style-name="T879">.</text:span><text:span text:style-name="T880">springapp</text:span><text:span text:style-name="T881">.</text:span><text:span text:style-name="T882">repository</text:span><text:span text:style-name="T883">;</text:span></text:p>
      <text:p text:style-name="P884"/>
      <text:p text:style-name="P885"><text:span text:style-name="T886">import</text:span><text:span text:style-name="T887"><text:s/></text:span><text:span text:style-name="T888">org</text:span><text:span text:style-name="T889">.</text:span><text:span text:style-name="T890">springframework</text:span><text:span text:style-name="T891">.</text:span><text:span text:style-name="T892">data</text:span><text:span text:style-name="T893">.</text:span><text:span text:style-name="T894">jpa</text:span><text:span text:style-name="T895">.</text:span><text:span text:style-name="T896">repository</text:span><text:span text:style-name="T897">.</text:span><text:span text:style-name="T898">JpaRepository</text:span><text:span text:style-name="T899">;</text:span></text:p>
      <text:p text:style-name="P900"/>
      <text:p text:style-name="P901"><text:span text:style-name="T902">import</text:span><text:span text:style-name="T903"><text:s/></text:span><text:span text:style-name="T904">com</text:span><text:span text:style-name="T905">.</text:span><text:span text:style-name="T906">example</text:span><text:span text:style-name="T907">.</text:span><text:span text:style-name="T908">springapp</text:span><text:span text:style-name="T909">.</text:span><text:span text:style-name="T910">model</text:span><text:span text:style-name="T911">.</text:span><text:span text:style-name="T912">Person</text:span><text:span text:style-name="T913">;</text:span></text:p>
      <text:p text:style-name="P914"/>
      <text:p text:style-name="P915"><text:span text:style-name="T916">public</text:span><text:span text:style-name="T917"><text:s/></text:span><text:span text:style-name="T918">interface</text:span><text:span text:style-name="T919"><text:s/></text:span><text:span text:style-name="T920">PersonRepo</text:span><text:span text:style-name="T921"><text:s/></text:span><text:span text:style-name="T922">extends</text:span><text:span text:style-name="T923"><text:s/></text:span><text:span text:style-name="T924">JpaRepository</text:span><text:span text:style-name="T925">&lt;</text:span><text:span text:style-name="T926">Person</text:span><text:span text:style-name="T927">,</text:span><text:span text:style-name="T928">Integer</text:span><text:span text:style-name="T929">&gt;{</text:span></text:p>
      <text:p text:style-name="P930"/>
      <text:p text:style-name="P931">}</text:p>
      <text:p text:style-name="P9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thony Sahaya Michael M</meta:initial-creator>
    <dc:creator>Anthony Sahaya Michael M</dc:creator>
    <meta:creation-date>2024-06-06T18:49:00Z</meta:creation-date>
    <dc:date>2024-06-06T19:08:00Z</dc:date>
    <meta:template xlink:href="Normal" xlink:type="simple"/>
    <meta:editing-cycles>1</meta:editing-cycles>
    <meta:editing-duration>PT1140S</meta:editing-duration>
    <meta:document-statistic meta:page-count="4" meta:paragraph-count="8" meta:word-count="607" meta:character-count="4064" meta:row-count="28" meta:non-whitespace-character-count="3465"/>
  </office:meta>
</office:document-meta>
</file>